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60.27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43.39mm"/>
    </style:style>
    <style:style style:name="co7" style:family="table-column">
      <style:table-column-properties fo:break-before="auto" style:column-width="48.28mm"/>
    </style:style>
    <style:style style:name="co8" style:family="table-column">
      <style:table-column-properties fo:break-before="auto" style:column-width="44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ESULTS for Solovay-Kitaev (-9/16pi)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 r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 down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.0694" calcext:value-type="float">
            <text:p>0.06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# of gates</text:p>
          </table:table-cell>
          <table:table-cell table:number-columns-repeated="2" office:value-type="string" calcext:value-type="string">
            <text:p>23 gates (pi/2 rot)</text:p>
          </table:table-cell>
          <table:table-cell office:value-type="string" calcext:value-type="string">
            <text:p>83 gates (pi/2 rot)</text:p>
          </table:table-cell>
          <table:table-cell table:style-name="ce2" office:value-type="string" calcext:value-type="string">
            <text:p>451 gates (pi/2 rot)</text:p>
          </table:table-cell>
          <table:table-cell office:value-type="string" calcext:value-type="string">
            <text:p>2379 gates (pi/2 rot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55431" calcext:value-type="float">
            <text:p>0.655431</text:p>
          </table:table-cell>
          <table:table-cell office:value-type="float" office:value="0.43098" calcext:value-type="float">
            <text:p>0.43098</text:p>
          </table:table-cell>
          <table:table-cell office:value-type="float" office:value="0.48157" calcext:value-type="float">
            <text:p>0.4815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 gates (pi/2)</text:p>
          </table:table-cell>
          <table:table-cell office:value-type="string" calcext:value-type="string">
            <text:p>46 gates (approx but below equator)</text:p>
          </table:table-cell>
          <table:table-cell office:value-type="string" calcext:value-type="string">
            <text:p>188 gates (horrible approx)</text:p>
          </table:table-cell>
          <table:table-cell office:value-type="string" calcext:value-type="string">
            <text:p>1026 gates (still horrid)</text:p>
          </table:table-cell>
          <table:table-cell office:value-type="string" calcext:value-type="string">
            <text:p>4882 gates (below equator but okay)</text:p>
          </table:table-cell>
          <table:table-cell office:value-type="string" calcext:value-type="string">
            <text:p>24922 gates (horrid!)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8204" calcext:value-type="float">
            <text:p>0.08204</text:p>
          </table:table-cell>
          <table:table-cell office:value-type="float" office:value="0.07855" calcext:value-type="float">
            <text:p>0.07855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16415" calcext:value-type="float">
            <text:p>0.116415</text:p>
          </table:table-cell>
          <table:table-cell office:value-type="float" office:value="0.045809" calcext:value-type="float">
            <text:p>0.04580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5 gates (baad)</text:p>
          </table:table-cell>
          <table:table-cell office:value-type="string" calcext:value-type="string">
            <text:p>65 gates (good approx)</text:p>
          </table:table-cell>
          <table:table-cell office:value-type="string" calcext:value-type="string">
            <text:p>289 gates (very good approx)</text:p>
          </table:table-cell>
          <table:table-cell office:value-type="string" calcext:value-type="string">
            <text:p>1285 gates (too close to pi/2)</text:p>
          </table:table-cell>
          <table:table-cell office:value-type="string" calcext:value-type="string">
            <text:p>6855 gates (too close to pi/2)</text:p>
          </table:table-cell>
          <table:table-cell office:value-type="string" calcext:value-type="string">
            <text:p>33641 gates (VERY good approx)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4521" calcext:value-type="float">
            <text:p>0.14521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8998" calcext:value-type="float">
            <text:p>0.08998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253" calcext:value-type="float">
            <text:p>0.025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9 gates (pi/2)</text:p>
          </table:table-cell>
          <table:table-cell office:value-type="string" calcext:value-type="string">
            <text:p>83 gates (ok below equator)</text:p>
          </table:table-cell>
          <table:table-cell office:value-type="string" calcext:value-type="string">
            <text:p>465 (close to pi/2)</text:p>
          </table:table-cell>
          <table:table-cell office:value-type="string" calcext:value-type="string">
            <text:p>2201 gates (above pi/2)</text:p>
          </table:table-cell>
          <table:table-cell office:value-type="string" calcext:value-type="string">
            <text:p>11101 gates (good and above equator)</text:p>
          </table:table-cell>
          <table:table-cell office:value-type="string" calcext:value-type="string">
            <text:p>55481 gates (pretty good)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941" calcext:value-type="float">
            <text:p>0.06941</text:p>
          </table:table-cell>
          <table:table-cell table:number-columns-repeated="3" office:value-type="float" office:value="0.04389" calcext:value-type="float">
            <text:p>0.04389</text:p>
          </table:table-cell>
          <table:table-cell office:value-type="float" office:value="0.033766" calcext:value-type="float">
            <text:p>0.033766</text:p>
          </table:table-cell>
          <table:table-cell office:value-type="float" office:value="0.01661" calcext:value-type="float">
            <text:p>0.0166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5 gates (pi/2)</text:p>
          </table:table-cell>
          <table:table-cell office:value-type="string" calcext:value-type="string">
            <text:p>121 gates (quite good)</text:p>
          </table:table-cell>
          <table:table-cell office:value-type="string" calcext:value-type="string">
            <text:p>601 gates (not better than before)</text:p>
          </table:table-cell>
          <table:table-cell office:value-type="string" calcext:value-type="string">
            <text:p>2973 gates (not really better than previous)</text:p>
          </table:table-cell>
          <table:table-cell office:value-type="string" calcext:value-type="string">
            <text:p>14897 gates (good)</text:p>
          </table:table-cell>
          <table:table-cell office:value-type="string" calcext:value-type="string">
            <text:p>74317 gates (very good)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941" calcext:value-type="float">
            <text:p>0.06941</text:p>
          </table:table-cell>
          <table:table-cell office:value-type="float" office:value="0.04389" calcext:value-type="float">
            <text:p>0.04389</text:p>
          </table:table-cell>
          <table:table-cell office:value-type="float" office:value="0.049511" calcext:value-type="float">
            <text:p>0.049511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015603" calcext:value-type="float">
            <text:p>0.00156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8 gates (pi/2)</text:p>
          </table:table-cell>
          <table:table-cell office:value-type="string" calcext:value-type="string">
            <text:p>146 gates (good approx)</text:p>
          </table:table-cell>
          <table:table-cell office:value-type="string" calcext:value-type="string">
            <text:p>728 gates </text:p>
          </table:table-cell>
          <table:table-cell office:value-type="string" calcext:value-type="string">
            <text:p>3622 gates (good!)</text:p>
          </table:table-cell>
          <table:table-cell office:value-type="string" calcext:value-type="string">
            <text:p>17838 gates (superb!)</text:p>
          </table:table-cell>
          <table:table-cell office:value-type="string" calcext:value-type="string">
            <text:p>89130 gates (wow!)</text:p>
          </table:table-cell>
          <table:table-cell office:value-type="string" calcext:value-type="string">
            <text:p>444646 gates (very very very good!)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046705" calcext:value-type="float">
            <text:p>0.046705</text:p>
          </table:table-cell>
          <table:table-cell office:value-type="float" office:value="0.021046" calcext:value-type="float">
            <text:p>0.021046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002492" calcext:value-type="float">
            <text:p>0.00249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832 gates (okay)</text:p>
          </table:table-cell>
          <table:table-cell office:value-type="string" calcext:value-type="string">
            <text:p>4136 gates (okay)</text:p>
          </table:table-cell>
          <table:table-cell office:value-type="string" calcext:value-type="string">
            <text:p>20496 gates (good)</text:p>
          </table:table-cell>
          <table:table-cell office:value-type="string" calcext:value-type="string">
            <text:p>103068 gates (good but 6g was better) 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ESULTS for Solovay-Kitaev <text:s/>(-23/16pi)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 r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 down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 of gates</text:p>
          </table:table-cell>
          <table:table-cell table:number-columns-repeated="3"/>
          <table:table-cell table:style-name="ce2"/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385" calcext:value-type="float">
            <text:p>0.28385</text:p>
          </table:table-cell>
          <table:table-cell office:value-type="float" office:value="0.22739" calcext:value-type="float">
            <text:p>0.22739</text:p>
          </table:table-cell>
          <table:table-cell office:value-type="float" office:value="0.150737" calcext:value-type="float">
            <text:p>0.150737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74988" calcext:value-type="float">
            <text:p>0.074988</text:p>
          </table:table-cell>
          <table:table-cell office:value-type="float" office:value="0.04445" calcext:value-type="float">
            <text:p>0.04445</text:p>
          </table:table-cell>
          <table:table-cell office:value-type="float" office:value="0.014300572" calcext:value-type="float">
            <text:p>0.0143005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5 gates</text:p>
          </table:table-cell>
          <table:table-cell office:value-type="string" calcext:value-type="string">
            <text:p>55 gates</text:p>
          </table:table-cell>
          <table:table-cell office:value-type="string" calcext:value-type="string">
            <text:p>233 gates</text:p>
          </table:table-cell>
          <table:table-cell office:value-type="string" calcext:value-type="string">
            <text:p>1367 gates (wrong side)</text:p>
          </table:table-cell>
          <table:table-cell office:value-type="string" calcext:value-type="string">
            <text:p>7195 (too pi/2)</text:p>
          </table:table-cell>
          <table:table-cell office:value-type="string" calcext:value-type="string">
            <text:p>34215 gates (very good)</text:p>
          </table:table-cell>
          <table:table-cell office:value-type="string" calcext:value-type="string">
            <text:p><text:s/>512113 gates (wow!)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83851" calcext:value-type="float">
            <text:p>0.283851</text:p>
          </table:table-cell>
          <table:table-cell office:value-type="float" office:value="0.17404" calcext:value-type="float">
            <text:p>0.17404</text:p>
          </table:table-cell>
          <table:table-cell office:value-type="float" office:value="0.10703" calcext:value-type="float">
            <text:p>0.10703</text:p>
          </table:table-cell>
          <table:table-cell office:value-type="float" office:value="0.072758" calcext:value-type="float">
            <text:p>0.072758</text:p>
          </table:table-cell>
          <table:table-cell office:value-type="float" office:value="0.02406" calcext:value-type="float">
            <text:p>0.02406</text:p>
          </table:table-cell>
          <table:table-cell office:value-type="float" office:value="0.021779" calcext:value-type="float">
            <text:p>0.021779</text:p>
          </table:table-cell>
          <table:table-cell office:value-type="float" office:value="0.008065" calcext:value-type="float">
            <text:p>0.0080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6 (not bad!)</text:p>
          </table:table-cell>
          <table:table-cell office:value-type="string" calcext:value-type="string">
            <text:p>74 gates</text:p>
          </table:table-cell>
          <table:table-cell office:value-type="string" calcext:value-type="string">
            <text:p>456 gates</text:p>
          </table:table-cell>
          <table:table-cell office:value-type="string" calcext:value-type="string">
            <text:p>2264 gates (good!)</text:p>
          </table:table-cell>
          <table:table-cell office:value-type="float" office:value="11014" calcext:value-type="float">
            <text:p>11014</text:p>
          </table:table-cell>
          <table:table-cell office:value-type="float" office:value="55086" calcext:value-type="float">
            <text:p>55086</text:p>
          </table:table-cell>
          <table:table-cell office:value-type="float" office:value="271168" calcext:value-type="float">
            <text:p>27116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165" calcext:value-type="float">
            <text:p>0.15165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020864" calcext:value-type="float">
            <text:p>0.020864</text:p>
          </table:table-cell>
          <table:table-cell office:value-type="float" office:value="0.02086" calcext:value-type="float">
            <text:p>0.02086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1578" calcext:value-type="float">
            <text:p>0.001578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25 gates (not bad!)</text:p>
          </table:table-cell>
          <table:table-cell table:style-name="ce1" office:value-type="string" calcext:value-type="string">
            <text:p>109 gates</text:p>
          </table:table-cell>
          <table:table-cell table:style-name="ce1" office:value-type="string" calcext:value-type="string">
            <text:p>601 gates</text:p>
          </table:table-cell>
          <table:table-cell office:value-type="float" office:value="2997" calcext:value-type="float">
            <text:p>2997</text:p>
          </table:table-cell>
          <table:table-cell office:value-type="float" office:value="14721" calcext:value-type="float">
            <text:p>14721</text:p>
          </table:table-cell>
          <table:table-cell office:value-type="float" office:value="74009" calcext:value-type="float">
            <text:p>74009</text:p>
          </table:table-cell>
          <table:table-cell office:value-type="float" office:value="370813" calcext:value-type="float">
            <text:p>370813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096" calcext:value-type="float">
            <text:p>0.44096</text:p>
          </table:table-cell>
          <table:table-cell office:value-type="float" office:value="0.32707" calcext:value-type="float">
            <text:p>0.32707</text:p>
          </table:table-cell>
          <table:table-cell office:value-type="float" office:value="0.224107" calcext:value-type="float">
            <text:p>0.224107</text:p>
          </table:table-cell>
          <table:table-cell office:value-type="float" office:value="0.08416" calcext:value-type="float">
            <text:p>0.08416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.0015799" calcext:value-type="float">
            <text:p>0.0015799</text:p>
          </table:table-cell>
          <table:table-cell office:value-type="float" office:value="0.0015601" calcext:value-type="float">
            <text:p>0.0015601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30 gates (horrid)</text:p>
          </table:table-cell>
          <table:table-cell table:style-name="ce1" office:value-type="string" calcext:value-type="string">
            <text:p>132 gates (shit)</text:p>
          </table:table-cell>
          <table:table-cell table:style-name="ce1" office:value-type="string" calcext:value-type="string">
            <text:p>642 gates (shiit)</text:p>
          </table:table-cell>
          <table:table-cell table:style-name="ce1" office:value-type="string" calcext:value-type="string">
            <text:p>3478 gates (good but below)</text:p>
          </table:table-cell>
          <table:table-cell table:style-name="ce1" office:value-type="string" calcext:value-type="string">
            <text:p>17566 gates (good!)</text:p>
          </table:table-cell>
          <table:table-cell table:style-name="ce1" office:value-type="string" calcext:value-type="string">
            <text:p>88216 gates (wow!)</text:p>
          </table:table-cell>
          <table:table-cell table:style-name="ce1" office:value-type="float" office:value="439060" calcext:value-type="float">
            <text:p>439060</text:p>
          </table:table-cell>
          <table:table-cell table:style-name="ce1"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15165" calcext:value-type="float">
            <text:p>0.15165</text:p>
          </table:table-cell>
          <table:table-cell table:style-name="ce1" office:value-type="float" office:value="0.11205" calcext:value-type="float">
            <text:p>0.11205</text:p>
          </table:table-cell>
          <table:table-cell table:style-name="ce1" office:value-type="float" office:value="0.06788" calcext:value-type="float">
            <text:p>0.06788</text:p>
          </table:table-cell>
          <table:table-cell table:style-name="ce1" office:value-type="float" office:value="0.02864" calcext:value-type="float">
            <text:p>0.02864</text:p>
          </table:table-cell>
          <table:table-cell table:style-name="ce1" office:value-type="float" office:value="0.008512" calcext:value-type="float">
            <text:p>0.008512</text:p>
          </table:table-cell>
          <table:table-cell table:style-name="ce1" office:value-type="float" office:value="0.002223" calcext:value-type="float">
            <text:p>0.002223</text:p>
          </table:table-cell>
          <table:table-cell table:style-name="ce1" office:value-type="float" office:value="0.001561" calcext:value-type="float">
            <text:p>0.001561</text:p>
          </table:table-cell>
          <table:table-cell table:style-name="ce1" table:number-columns-repeated="16"/>
        </table:table-row>
        <table:table-row table:style-name="ro1">
          <table:table-cell/>
          <table:table-cell table:style-name="ce1" office:value-type="string" calcext:value-type="string">
            <text:p>33 gates (shit)</text:p>
          </table:table-cell>
          <table:table-cell table:style-name="ce1" office:value-type="string" calcext:value-type="string">
            <text:p>167 gates (shit)</text:p>
          </table:table-cell>
          <table:table-cell table:style-name="ce1" office:value-type="string" calcext:value-type="string">
            <text:p>811 gates (better but below equator)</text:p>
          </table:table-cell>
          <table:table-cell table:style-name="ce1" office:value-type="string" calcext:value-type="string">
            <text:p>4149 gates (good!)</text:p>
          </table:table-cell>
          <table:table-cell table:style-name="ce1" office:value-type="string" calcext:value-type="string">
            <text:p>20479 gates (goood!)</text:p>
          </table:table-cell>
          <table:table-cell table:style-name="ce1" office:value-type="string" calcext:value-type="string">
            <text:p>103189 gates (wow!)</text:p>
          </table:table-cell>
          <table:table-cell table:style-name="ce1" office:value-type="string" calcext:value-type="string">
            <text:p><text:s/>512113 gates (wow!)</text:p>
          </table:table-cell>
          <table:table-cell table:style-name="ce1"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rying to find possible rotation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z(-23/16pi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result1</text:p>
          </table:table-cell>
          <table:table-cell office:value-type="string" calcext:value-type="string">
            <text:p>13 gates:</text:p>
          </table:table-cell>
          <table:table-cell office:value-type="string" calcext:value-type="string">
            <text:p>'T', 'SZ', 'S', 'H', 'SZ', 'Sd', 'SZd', 'Td', 'SZd', 'H', 'T', 'Sd', 'SZ'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z(-9/16pi)</text:p>
          </table:table-cell>
          <table:table-cell office:value-type="string" calcext:value-type="string">
            <text:p>N=1, 3 gen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result2</text:p>
          </table:table-cell>
          <table:table-cell office:value-type="string" calcext:value-type="string">
            <text:p>13 gates:</text:p>
          </table:table-cell>
          <table:table-cell office:value-type="string" calcext:value-type="string">
            <text:p>'SZ', 'Td', 'SZ', 'H', 'SZ', 'SZd', 'T', 'SZd', 'SZd', 'H', 'SY', 'S', 'SY'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z(-5/16pi)</text:p>
          </table:table-cell>
          <table:table-cell office:value-type="string" calcext:value-type="string">
            <text:p>N=1, 3 gen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result3</text:p>
          </table:table-cell>
          <table:table-cell office:value-type="string" calcext:value-type="string">
            <text:p>20 gates:</text:p>
          </table:table-cell>
          <table:table-cell office:value-type="string" calcext:value-type="string">
            <text:p>'Td', 'Td', 'Td', 'S', 'Td', 'Td', 'Td', 'SZ', 'Sd', 'T', 'T', 'T', 'SZd', 'T', 'T', 'T', 'S', 'SX', 'Td', 'SY'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=1, 4 gen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Why not combine one of these with three T gates (Rz(12pi/16) or (Rz(-20pi/16)?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y(-pi/4)</text:p>
          </table:table-cell>
          <table:table-cell/>
          <table:table-cell office:value-type="string" calcext:value-type="string">
            <text:p>'T', 'Sd', 'SX', 'T', 'H', 'T', 'S', 'Td', 'Td', 'H', 'Td', 'SXd', 'T', 'T', 'T', 'Sd'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kresult4</text:p>
          </table:table-cell>
          <table:table-cell office:value-type="string" calcext:value-type="string">
            <text:p>16 gates:</text:p>
          </table:table-cell>
          <table:table-cell office:value-type="string" calcext:value-type="string">
            <text:p>Un= [[ 0.85355339+0.35355339j <text:s/>0.35355339+0.14644661j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=1, 4 gens</text:p>
          </table:table-cell>
          <table:table-cell office:value-type="string" calcext:value-type="string">
            <text:p>perfect!</text:p>
          </table:table-cell>
          <table:table-cell office:value-type="string" calcext:value-type="string">
            <text:p><text:s/>[-0.35355339-0.14644661j <text:s/>0.85355339+0.35355339j]]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y(pi/4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result5</text:p>
          </table:table-cell>
          <table:table-cell office:value-type="string" calcext:value-type="string">
            <text:p>6 gates:</text:p>
          </table:table-cell>
          <table:table-cell office:value-type="string" calcext:value-type="string">
            <text:p>'h_{1,2}', 'S', 'H', 'T', 'H', 'Sd'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=1, 5 gens</text:p>
          </table:table-cell>
          <table:table-cell office:value-type="string" calcext:value-type="string">
            <text:p>perfect!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00/00/00</text:date>, <text:time style:data-style-name="N2" text:time-value="05:31:35.000088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4:22:05.854247875</meta:creation-date>
    <dc:date>2017-01-08T15:26:49.238889778</dc:date>
    <meta:editing-duration>PT13H24M23S</meta:editing-duration>
    <meta:editing-cycles>78</meta:editing-cycles>
    <meta:generator>LibreOffice/5.1.4.2$Linux_X86_64 LibreOffice_project/10m0$Build-2</meta:generator>
    <meta:document-statistic meta:table-count="1" meta:cell-count="218" meta:object-count="0"/>
  </office:meta>
</office:document-meta>
</file>